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able_20_Contents">
      <style:text-properties officeooo:rsid="00334908" officeooo:paragraph-rsid="00334908"/>
    </style:style>
    <style:style style:name="P34" style:family="paragraph" style:parent-style-name="Text_20_body">
      <style:text-properties officeooo:paragraph-rsid="00106c69"/>
    </style:style>
    <style:style style:name="P35" style:family="paragraph" style:parent-style-name="Text_20_body">
      <style:text-properties officeooo:rsid="001a0125" officeooo:paragraph-rsid="001a0125"/>
    </style:style>
    <style:style style:name="P36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7" style:family="paragraph" style:parent-style-name="Text_20_body">
      <style:text-properties officeooo:rsid="001ace5a" officeooo:paragraph-rsid="001ace5a"/>
    </style:style>
    <style:style style:name="P38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9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0" style:family="paragraph" style:parent-style-name="Text_20_body">
      <style:text-properties officeooo:paragraph-rsid="00271dfb"/>
    </style:style>
    <style:style style:name="P41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4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5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58" style:family="paragraph" style:parent-style-name="Heading_20_1" style:list-style-name="">
      <style:text-properties officeooo:rsid="00106c69" officeooo:paragraph-rsid="00316fce"/>
    </style:style>
    <style:style style:name="P59" style:family="paragraph" style:parent-style-name="Heading_20_1">
      <style:paragraph-properties fo:break-before="page"/>
      <style:text-properties officeooo:rsid="00106c69" officeooo:paragraph-rsid="00316fce"/>
    </style:style>
    <style:style style:name="P60" style:family="paragraph" style:parent-style-name="Heading_20_3">
      <style:text-properties officeooo:rsid="001a0125" officeooo:paragraph-rsid="001a0125"/>
    </style:style>
    <style:style style:name="P61" style:family="paragraph" style:parent-style-name="Heading_20_3" style:list-style-name=""/>
    <style:style style:name="P62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3" style:family="paragraph" style:parent-style-name="Heading_20_3" style:list-style-name="">
      <style:text-properties officeooo:rsid="002571cb" officeooo:paragraph-rsid="002571cb"/>
    </style:style>
    <style:style style:name="P64" style:family="paragraph" style:parent-style-name="Heading_20_3" style:list-style-name="">
      <style:text-properties officeooo:rsid="002571cb" officeooo:paragraph-rsid="00271dfb"/>
    </style:style>
    <style:style style:name="P65" style:family="paragraph" style:parent-style-name="Heading_20_3">
      <style:text-properties officeooo:rsid="0015147e" officeooo:paragraph-rsid="0015147e"/>
    </style:style>
    <style:style style:name="P66" style:family="paragraph" style:parent-style-name="Heading_20_3" style:list-style-name="">
      <style:text-properties officeooo:rsid="0015147e" officeooo:paragraph-rsid="002028d1"/>
    </style:style>
    <style:style style:name="P67" style:family="paragraph" style:parent-style-name="Heading_20_3">
      <style:text-properties officeooo:rsid="0015147e" officeooo:paragraph-rsid="002028d1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Heading_20_3">
      <style:paragraph-properties fo:break-before="page"/>
      <style:text-properties officeooo:rsid="002571cb" officeooo:paragraph-rsid="002571cb"/>
    </style:style>
    <style:style style:name="P70" style:family="paragraph" style:parent-style-name="Heading_20_3">
      <style:paragraph-properties fo:break-before="page"/>
      <style:text-properties officeooo:rsid="002571cb" officeooo:paragraph-rsid="00271dfb"/>
    </style:style>
    <style:style style:name="P71" style:family="paragraph" style:parent-style-name="Heading_20_3">
      <style:paragraph-properties fo:break-before="page"/>
      <style:text-properties officeooo:rsid="0015147e" officeooo:paragraph-rsid="002028d1"/>
    </style:style>
    <style:style style:name="P72" style:family="paragraph" style:parent-style-name="Table_20_Contents">
      <style:text-properties officeooo:rsid="003a18aa" officeooo:paragraph-rsid="003a18aa"/>
    </style:style>
    <style:style style:name="P73" style:family="paragraph" style:parent-style-name="Table_20_Contents">
      <style:text-properties officeooo:rsid="003a5c2f" officeooo:paragraph-rsid="003a5c2f"/>
    </style:style>
    <style:style style:name="P74" style:family="paragraph" style:parent-style-name="Table_20_Contents">
      <style:text-properties officeooo:rsid="00367e8c" officeooo:paragraph-rsid="00367e8c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0c2e3"/>
    </style:style>
    <style:style style:name="T4" style:family="text">
      <style:text-properties officeooo:rsid="002b0b1b"/>
    </style:style>
    <style:style style:name="T5" style:family="text">
      <style:text-properties officeooo:rsid="002ac658"/>
    </style:style>
    <style:style style:name="T6" style:family="text">
      <style:text-properties officeooo:rsid="00271dfb"/>
    </style:style>
    <style:style style:name="T7" style:family="text">
      <style:text-properties officeooo:rsid="0022ca3a"/>
    </style:style>
    <style:style style:name="T8" style:family="text">
      <style:text-properties officeooo:rsid="00106c6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7612" style:font-style-asian="normal" style:font-style-complex="normal"/>
    </style:style>
    <style:style style:name="T11" style:family="text">
      <style:text-properties fo:font-style="normal" officeooo:rsid="001ca0a2" style:font-style-asian="normal" style:font-style-complex="normal"/>
    </style:style>
    <style:style style:name="T12" style:family="text">
      <style:text-properties fo:font-style="normal" officeooo:rsid="0021e39e" style:font-style-asian="normal" style:font-style-complex="normal"/>
    </style:style>
    <style:style style:name="T13" style:family="text">
      <style:text-properties fo:font-style="normal" officeooo:rsid="0022ca3a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1" style:family="text">
      <style:text-properties style:font-name="Courier New" fo:font-style="normal" style:font-style-asian="normal" style:font-style-complex="normal"/>
    </style:style>
    <style:style style:name="T22" style:family="text">
      <style:text-properties style:font-name="Courier New" fo:font-style="normal" officeooo:rsid="00147612" style:font-style-asian="normal" style:font-style-complex="normal"/>
    </style:style>
    <style:style style:name="T23" style:family="text">
      <style:text-properties style:font-name="Courier New" fo:font-style="normal" officeooo:rsid="0018a1d4" style:font-style-asian="normal" style:font-style-complex="normal"/>
    </style:style>
    <style:style style:name="T24" style:family="text">
      <style:text-properties style:font-name="Courier New" fo:font-weight="normal" style:font-weight-asian="normal" style:font-weight-complex="normal"/>
    </style:style>
    <style:style style:name="T25" style:family="text">
      <style:text-properties style:font-name="Courier New" fo:font-weight="normal" style:font-size-asian="10pt" style:font-weight-asian="normal" style:font-weight-complex="normal"/>
    </style:style>
    <style:style style:name="T26" style:family="text">
      <style:text-properties fo:font-size="12pt" officeooo:rsid="00106c69" style:font-size-asian="12pt" style:font-size-complex="12pt"/>
    </style:style>
    <style:style style:name="T2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weight="normal" style:font-size-asian="10.5pt" style:font-weight-asian="normal" style:font-size-complex="12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1dfc69"/>
    </style:style>
    <style:style style:name="T32" style:family="text">
      <style:text-properties officeooo:rsid="002028d1"/>
    </style:style>
    <style:style style:name="T33" style:family="text">
      <style:text-properties officeooo:rsid="00211ce9"/>
    </style:style>
    <style:style style:name="T34" style:family="text">
      <style:text-properties officeooo:rsid="002571cb"/>
    </style:style>
    <style:style style:name="T35" style:family="text">
      <style:text-properties officeooo:rsid="002f60bc"/>
    </style:style>
    <style:style style:name="T36" style:family="text">
      <style:text-properties officeooo:rsid="003c10e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-start text:name="__RefHeading___Toc833_1358257363"/>E2Guardian V5 – Storyboarding<text:bookmark-end text:name="__RefHeading___Toc833_1358257363"/></text:p>
      <text:p text:style-name="P55"/>
      <text:p text:style-name="P41"/>
      <text:p text:style-name="P41">NB – This document and the development of v5 is work in progress and so not all the functionally described in this document <text:span text:style-name="T5">may be fully</text:span> implemented at this time.</text:p>
      <text:p text:style-name="P41"/>
      <text:p text:style-name="P41"/>
      <text:p text:style-name="P4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6"><text:a xlink:type="simple" xlink:href="#__RefHeading___Toc835_1358257363" text:style-name="Index_20_Link" text:visited-style-name="Index_20_Link">E2Guardian V5 – Storyboarding<text:tab/>2</text:a></text:p>
          <text:p text:style-name="P57"><text:a xlink:type="simple" xlink:href="#__RefHeading___Toc941_1358257363" text:style-name="Index_20_Link" text:visited-style-name="Index_20_Link">The Storyboard File<text:tab/>2</text:a></text:p>
          <text:p text:style-name="P57"><text:a xlink:type="simple" xlink:href="#__RefHeading___Toc943_1358257363" text:style-name="Index_20_Link" text:visited-style-name="Index_20_Link">Function Definition<text:tab/>3</text:a></text:p>
          <text:p text:style-name="P57"><text:a xlink:type="simple" xlink:href="#__RefHeading___Toc945_1358257363" text:style-name="Index_20_Link" text:visited-style-name="Index_20_Link"><text:span text:style-name="T9">C</text:span></text:a><text:a xlink:type="simple" xlink:href="#__RefHeading___Toc945_1358257363" text:style-name="Index_20_Link" text:visited-style-name="Index_20_Link"><text:span text:style-name="T9">ommand </text:span></text:a><text:a xlink:type="simple" xlink:href="#__RefHeading___Toc945_1358257363" text:style-name="Index_20_Link" text:visited-style-name="Index_20_Link"><text:span text:style-name="T9">Line </text:span></text:a><text:a xlink:type="simple" xlink:href="#__RefHeading___Toc945_1358257363" text:style-name="Index_20_Link" text:visited-style-name="Index_20_Link"><text:span text:style-name="T9">Format</text:span></text:a><text:a xlink:type="simple" xlink:href="#__RefHeading___Toc945_1358257363" text:style-name="Index_20_Link" text:visited-style-name="Index_20_Link"><text:tab/>4</text:a></text:p>
          <text:p text:style-name="P57"><text:a xlink:type="simple" xlink:href="#__RefHeading___Toc947_1358257363" text:style-name="Index_20_Link" text:visited-style-name="Index_20_Link">Table 1a – Flags which can be set<text:tab/>5</text:a></text:p>
          <text:p text:style-name="P57"><text:a xlink:type="simple" xlink:href="#__RefHeading___Toc949_1358257363" text:style-name="Index_20_Link" text:visited-style-name="Index_20_Link">Table 1b – Flags – Read-only<text:tab/>6</text:a></text:p>
          <text:p text:style-name="P57"><text:a xlink:type="simple" xlink:href="#__RefHeading___Toc951_1358257363" text:style-name="Index_20_Link" text:visited-style-name="Index_20_Link">Table 2a – States which require lists<text:tab/>6</text:a></text:p>
          <text:p text:style-name="P57"><text:a xlink:type="simple" xlink:href="#__RefHeading___Toc953_1358257363" text:style-name="Index_20_Link" text:visited-style-name="Index_20_Link">Table 2b – States without lists<text:tab/>7</text:a></text:p>
          <text:p text:style-name="P57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58" text:outline-level="1"/>
      <text:h text:style-name="P59" text:outline-level="1"><text:bookmark-start text:name="__RefHeading___Toc835_1358257363"/>E2Guardian V5 – <text:span text:style-name="T1">Storyboarding</text:span><text:bookmark-end text:name="__RefHeading___Toc835_1358257363"/></text:h>
      <text:p text:style-name="P38">NB – This document and the development of v5 is work in progress and so not all the functionally described in this document <text:span text:style-name="T5">may be fully</text:span> implemented at this time.</text:p>
      <text:p text:style-name="P34"><text:span text:style-name="T26">Version 5 has a revised model for logic flow and using lists.</text:span><text:span text:style-name="T8"> <text:s/></text:span></text:p>
      <text:p text:style-name="P36"><text:span text:style-name="T10">S</text:span><text:span text:style-name="T9">toryboarding is a simple scripting language which defines functions that control list checking, map actions to list matches and defines logic flow. <text:s text:c="2"/>Each filter group can use a different storyboard and so </text:span><text:span text:style-name="T12">can </text:span><text:span text:style-name="T9">have different logic if required. <text:s text:c="2"/>The lists used and logic can now also be changed without </text:span><text:span text:style-name="T12">stopping and </text:span><text:span text:style-name="T9">re-starting e2guardian.</text:span></text:p>
      <text:h text:style-name="P60" text:outline-level="3"><text:bookmark-start text:name="__RefHeading___Toc941_1358257363"/>The Storyboard File<text:bookmark-end text:name="__RefHeading___Toc941_1358257363"/></text:h>
      <text:p text:style-name="P35"><text:span text:style-name="T3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3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37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7">Blank lines and lines starting with '#' are ignored.</text:p>
      <text:h text:style-name="P61" text:outline-level="3"/>
      <text:h text:style-name="P68" text:outline-level="3"><text:bookmark-start text:name="__RefHeading___Toc943_1358257363"/>Function Definition<text:bookmark-end text:name="__RefHeading___Toc943_1358257363"/></text:h>
      <text:p text:style-name="P37">The start of a function is defined with:-</text:p>
      <text:p text:style-name="P42">function(<text:span text:style-name="T17">function_name</text:span><text:span text:style-name="T9">)</text:span></text:p>
      <text:p text:style-name="P44">function_name<text:span text:style-name="T9"> </text:span><text:span text:style-name="T22">is a label made up of alphanumeric, '_' </text:span><text:span text:style-name="T23">and</text:span><text:span text:style-name="T22"> '-' (no spaces</text:span><text:span text:style-name="T21">). <text:s/>Do not use labels starting with 'true', 'false', 'set' or 'return' as these may conflict with built-in actions.</text:span><text:span text:style-name="T9"> </text:span></text:p>
      <text:p text:style-name="P52">The end of a function is defined with:-</text:p>
      <text:p text:style-name="P47">end()</text:p>
      <text:p text:style-name="P49">or by the start of a new function</text:p>
      <text:p text:style-name="P49">or by an include</text:p>
      <text:p text:style-name="P49">or by the end of the file.</text:p>
      <text:p text:style-name="P51"><text:span text:style-name="T9">A function must be completely defined in a single file </text:span><text:span text:style-name="T11">and consists of one or more command lines </text:span><text:span text:style-name="T13">which are executed in order.</text:span></text:p>
      <text:h text:style-name="P62" text:outline-level="3"/>
      <text:h text:style-name="P68" text:outline-level="3"><text:bookmark-start text:name="__RefHeading___Toc945_1358257363"/><text:span text:style-name="T11">C</text:span><text:span text:style-name="T9">ommand </text:span><text:span text:style-name="T11">Line </text:span><text:span text:style-name="T9">Format</text:span><text:bookmark-end text:name="__RefHeading___Toc945_1358257363"/></text:h>
      <text:p text:style-name="P39">The format of a command line is:-</text:p>
      <text:p text:style-name="P43"><text:span text:style-name="T17">Command</text:span><text:span text:style-name="T14">(</text:span><text:span text:style-name="T17">Condition</text:span><text:span text:style-name="T14">)</text:span><text:span text:style-name="T9">[</text:span><text:span text:style-name="T14">return</text:span><text:span text:style-name="T9"> || </text:span><text:span text:style-name="T14">returnif</text:span><text:span text:style-name="T9"> ]</text:span><text:span text:style-name="T17">Action</text:span></text:p>
      <text:p text:style-name="P53">where:-</text:p>
      <text:p text:style-name="P45">Command <text:span text:style-name="T9">is </text:span><text:span text:style-name="T14">if</text:span><text:span text:style-name="T9"> – if </text:span>Condition<text:span text:style-name="T9"> is true do </text:span>Action</text:p>
      <text:p text:style-name="P45"><text:span text:style-name="T9"><text:s text:c="5"/>or is </text:span><text:span text:style-name="T14">ifnot </text:span><text:span text:style-name="T15">- if </text:span><text:span text:style-name="T30">Condition</text:span><text:span text:style-name="T15"> is false do </text:span><text:span text:style-name="T30">Action</text:span></text:p>
      <text:p text:style-name="P45"><text:span text:style-name="T30">Condition </text:span><text:span text:style-name="T15">format is:-</text:span></text:p>
      <text:p text:style-name="P54"><text:span text:style-name="T30">state</text:span><text:span text:style-name="T15">[,[</text:span><text:span text:style-name="T30">list</text:span><text:span text:style-name="T15">][,</text:span><text:span text:style-name="T30">message_no</text:span><text:span text:style-name="T15">[,</text:span><text:span text:style-name="T30">logmessage_no</text:span><text:span text:style-name="T15">]]]</text:span></text:p>
      <text:p text:style-name="P48"><text:tab/>where:-</text:p>
      <text:p text:style-name="P46"><text:span text:style-name="T15"><text:tab/><text:tab/></text:span><text:span text:style-name="T30">state </text:span><text:span text:style-name="T15">is as listed in Table </text:span><text:span text:style-name="T16">2</text:span><text:span text:style-name="T15">.</text:span></text:p>
      <text:p text:style-name="P46"><text:span text:style-name="T15"><text:tab/><text:tab/></text:span><text:span text:style-name="T30">list </text:span><text:span text:style-name="T15">is list name (mandatory if </text:span><text:span text:style-name="T30">state</text:span><text:span text:style-name="T15"> ends in 'in')</text:span></text:p>
      <text:p text:style-name="P46"><text:span text:style-name="T15"><text:tab/><text:tab/></text:span><text:span text:style-name="T30">message_no</text:span><text:span text:style-name="T15"> is a message number (overrides messageno in list definition or used when no list) default 0</text:span></text:p>
      <text:p text:style-name="P46"><text:span text:style-name="T15"><text:tab/><text:tab/></text:span><text:span text:style-name="T30">logmessage_no </text:span><text:span text:style-name="T15">– (overrides</text:span><text:span text:style-name="T30"> logmessageno </text:span><text:span text:style-name="T15">in list definition or used when no list) default</text:span><text:span text:style-name="T30"> message_no</text:span></text:p>
      <text:p text:style-name="P46"><text:span text:style-name="T30">Action</text:span><text:span text:style-name="T15"> is a built-in action (see Table </text:span><text:span text:style-name="T16">3</text:span><text:span text:style-name="T15">) or a function name</text:span></text:p>
      <text:p text:style-name="P50"><text:span text:style-name="T27">if</text:span><text:span text:style-name="T15"> </text:span><text:span text:style-name="T24">Action </text:span><text:span text:style-name="T28">is prefixed with </text:span><text:span text:style-name="T20">return</text:span><text:span text:style-name="T29"> </text:span><text:span text:style-name="T28">then return from the current function with the return value of </text:span><text:span text:style-name="T25">Action</text:span></text:p>
      <text:p text:style-name="P50"><text:span text:style-name="T27">if</text:span><text:span text:style-name="T15"> </text:span><text:span text:style-name="T18">Action </text:span><text:span text:style-name="T28">is prefixed with </text:span><text:span text:style-name="T20">returnif</text:span><text:span text:style-name="T28"> then return true from the current function if </text:span><text:span text:style-name="T25">Action</text:span><text:span text:style-name="T19"> </text:span><text:span text:style-name="T27">returns</text:span><text:span text:style-name="T19"> </text:span><text:span text:style-name="T20">true</text:span></text:p>
      <text:h text:style-name="P63" text:outline-level="3"/>
      <text:h text:style-name="P69" text:outline-level="3"><text:bookmark-start text:name="__RefHeading___Toc947_1358257363"/>Table 1<text:span text:style-name="T6">a</text:span> – Flags which can be se<text:span text:style-name="T6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72">bypass</text:p>
          </table:table-cell>
          <table:table-cell table:style-name="Table4.B2" office:value-type="string">
            <text:p text:style-name="P72">Bypass request 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5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  <table:table-row>
          <table:table-cell table:style-name="Table4.A2" office:value-type="string">
            <text:p text:style-name="P74">viruscheck</text:p>
          </table:table-cell>
          <table:table-cell table:style-name="Table4.B2" office:value-type="string">
            <text:p text:style-name="P74">Do virus <text:span text:style-name="T36">scan check</text:span></text:p>
          </table:table-cell>
        </table:table-row>
      </table:table>
      <text:h text:style-name="P64" text:outline-level="3"/>
      <text:h text:style-name="P70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p text:style-name="P40"/>
      <text:h text:style-name="P65" text:outline-level="3"><text:bookmark-start text:name="__RefHeading___Toc951_1358257363"/>Table <text:span text:style-name="T34">2a</text:span> – <text:span text:style-name="T31">State</text:span>s <text:span text:style-name="T31">which require lists </text:span>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5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6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4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7">host</text:span> in named list?</text:p>
          </table:table-cell>
          <table:table-cell table:style-name="Table1.C2" office:value-type="string">
            <text:p text:style-name="P18">iplist, <text:span text:style-name="T7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7" text:outline-level="3"><text:bookmark-start text:name="__RefHeading___Toc953_1358257363"/><text:soft-page-break/>Table <text:span text:style-name="T34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2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73">bypassset</text:p>
          </table:table-cell>
          <table:table-cell table:style-name="Table2.B2" office:value-type="string">
            <text:p text:style-name="P73">Is bypass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2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3">redirectset</text:p>
          </table:table-cell>
          <table:table-cell table:style-name="Table2.B2" office:value-type="string">
            <text:p text:style-name="P3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7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74">viruscheckset</text:p>
          </table:table-cell>
          <table:table-cell table:style-name="Table2.B2" office:value-type="string">
            <text:p text:style-name="P74">Is viruscheck set?</text:p>
          </table:table-cell>
        </table:table-row>
      </table:table>
      <text:h text:style-name="P67" text:outline-level="3"/>
      <text:h text:style-name="P66" text:outline-level="3"/>
      <text:h text:style-name="P71" text:outline-level="3"><text:bookmark-start text:name="__RefHeading___Toc955_1358257363"/>Table <text:span text:style-name="T34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4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73">unsetbypass</text:p>
          </table:table-cell>
          <table:table-cell table:style-name="Table3.B2" office:value-type="string">
            <text:p text:style-name="P73">Unset bypass and exception flags – return true</text:p>
          </table:table-cell>
        </table:table-row>
        <table:table-row>
          <table:table-cell table:style-name="Table3.A2" office:value-type="string">
            <text:p text:style-name="P74"><text:span text:style-name="T36">un</text:span>setviruscheck</text:p>
          </table:table-cell>
          <table:table-cell table:style-name="Table3.B2" office:value-type="string">
            <text:p text:style-name="P74"><text:span text:style-name="T36">Uns</text:span>et viruscheck flag – return true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c10e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9th draft)</text:span><text:tab/><text:span text:style-name="MT3">20 November</text:span> 2017<text:tab/>page <text:page-number text:select-page="current">8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1-20T10:39:07.373136000</dc:date>
    <dc:creator>Philip Pearce</dc:creator>
    <meta:editing-duration>PT18H1M25S</meta:editing-duration>
    <meta:editing-cycles>15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200" meta:word-count="1121" meta:character-count="7008" meta:non-whitespace-character-count="6007"/>
  </office:meta>
</office:document-meta>
</file>